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DejaVu Sans Light" svg:font-family="'DejaVu Sans Light'" style:font-family-generic="swiss" style:font-pitch="variable"/>
    <style:font-face style:name="Dotum" svg:font-family="Dotum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66pt" fo:font-weight="bold" officeooo:rsid="000a21a3" officeooo:paragraph-rsid="000a21a3" style:font-size-asian="66pt" style:font-weight-asian="bold" style:font-size-complex="6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96pt" officeooo:paragraph-rsid="000bfdfb" style:font-size-asian="96pt" style:font-size-complex="96pt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20pt" officeooo:paragraph-rsid="000bfdf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20pt" officeooo:rsid="000bfdfb" officeooo:paragraph-rsid="000bfdfb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20pt" officeooo:rsid="000ccee3" officeooo:paragraph-rsid="000ccee3" style:font-size-asian="20pt" style:font-size-complex="20pt"/>
    </style:style>
    <style:style style:name="T1" style:family="text">
      <style:text-properties officeooo:rsid="000a21a3"/>
    </style:style>
    <style:style style:name="T2" style:family="text">
      <style:text-properties officeooo:rsid="000bfdfb"/>
    </style:style>
    <style:style style:name="T3" style:family="text">
      <style:text-properties fo:letter-spacing="-0.212cm" officeooo:rsid="000a21a3" fo:background-color="transparent"/>
    </style:style>
    <style:style style:name="T4" style:family="text">
      <style:text-properties fo:letter-spacing="-0.212cm" officeooo:rsid="000cec88" fo:background-color="transparent"/>
    </style:style>
    <style:style style:name="T5" style:family="text">
      <style:text-properties fo:letter-spacing="-0.212cm" officeooo:rsid="000e35e9" fo:background-color="transparent"/>
    </style:style>
    <style:style style:name="T6" style:family="text">
      <style:text-properties fo:letter-spacing="0.071cm" fo:font-weight="bold" officeooo:rsid="000a21a3" style:font-weight-asian="bold" style:font-weight-complex="bold"/>
    </style:style>
    <style:style style:name="T7" style:family="text">
      <style:text-properties officeooo:rsid="000cec88"/>
    </style:style>
    <style:style style:name="T8" style:family="text">
      <style:text-properties officeooo:rsid="000e35e9"/>
    </style:style>
    <style:style style:name="T9" style:family="text">
      <style:text-properties style:font-name="DejaVu Sans Light" fo:letter-spacing="-0.212cm" officeooo:rsid="000e35e9" fo:background-color="transparent"/>
    </style:style>
    <style:style style:name="T10" style:family="text">
      <style:text-properties style:font-name="Corbel" fo:letter-spacing="-0.212cm" officeooo:rsid="000e35e9" fo:background-color="transparent"/>
    </style:style>
    <style:style style:name="T11" style:family="text">
      <style:text-properties style:font-name="Candara" fo:letter-spacing="-0.212cm" officeooo:rsid="000e35e9" fo:background-color="transparent"/>
    </style:style>
    <style:style style:name="T12" style:family="text">
      <style:text-properties style:font-name="Arabic Typesetting" fo:letter-spacing="-0.212cm" officeooo:rsid="000e35e9" fo:background-color="transparent"/>
    </style:style>
    <style:style style:name="T13" style:family="text">
      <style:text-properties style:font-name="Dotum" fo:letter-spacing="-0.212cm" officeooo:rsid="000e35e9" fo:background-color="transparent"/>
    </style:style>
    <style:style style:name="T14" style:family="text">
      <style:text-properties style:font-name="Courier New" fo:letter-spacing="-0.212cm" officeooo:rsid="000e35e9" fo:background-color="transparent"/>
    </style:style>
    <style:style style:name="T15" style:family="text">
      <style:text-properties style:font-name="Courier New" fo:font-size="40pt" fo:letter-spacing="-0.212cm" officeooo:rsid="000e35e9" fo:background-color="transparent" style:font-size-asian="40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6">S</text:span><text:span text:style-name="T3">TX</text:span><text:span text:style-name="T5">T</text:span><text:span text:style-name="T14">:</text:span></text:p>
      <text:p text:style-name="P3"><text:span text:style-name="T8"># </text:span><text:span text:style-name="T1">Un lenguaje </text:span><text:span text:style-name="T2">para la web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utor: <text:tab/>Joan Costa Mombiela</text:p>
      <text:p text:style-name="P5">Edición: 1ªEdición, 2013</text:p>
      <text:p text:style-name="P5">ISBN:<text:tab/><text:tab/>Por determinar<text:tab/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DejaVu Sans Light" svg:font-family="'DejaVu Sans Light'" style:font-family-generic="swiss" style:font-pitch="variable"/>
    <style:font-face style:name="Dotum" svg:font-family="Dotum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3:04:18.82</meta:creation-date>
    <dc:date>2013-04-06T20:30:03.71</dc:date>
    <meta:editing-duration>PT1M16S</meta:editing-duration>
    <meta:editing-cycles>5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5" meta:word-count="17" meta:character-count="104" meta:non-whitespace-character-count="88"/>
  </office:meta>
</office:document-meta>
</file>